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 the town of Agua Fria rode a stranger one fine day</text:p>
      <text:p text:style-name="Normal">Hardly spoke to folks around him, didn't have too much to say</text:p>
      <text:p text:style-name="Normal">No one dared to ask his business, no one dared to make a slip</text:p>
      <text:p text:style-name="Normal">For the stranger there among them had a big iron on his hip</text:p>
      <text:p text:style-name="Normal">Big iron on his hip</text:p>
      <text:p text:style-name="Normal">It was early in the morning when he rode into the town</text:p>
      <text:p text:style-name="Normal">He came riding from the south side slowly lookin' all around</text:p>
      <text:p text:style-name="Normal">He's an outlaw loose and running, came the whisper from each lip</text:p>
      <text:p text:style-name="Normal">And he's here to do some business with the big iron on his hip</text:p>
      <text:p text:style-name="Normal">Big iron on his hip</text:p>
      <text:p text:style-name="Normal">In this town there lived an outlaw by the name of Texas Red</text:p>
      <text:p text:style-name="Normal">Many men had tried to take him and that many men were dead</text:p>
      <text:p text:style-name="Normal">He was vicious and a killer though a youth of 24</text:p>
      <text:p text:style-name="Normal">And the notches on his pistol numbered one and 19 more</text:p>
      <text:p text:style-name="Normal">One and 19 more</text:p>
      <text:p text:style-name="Normal">Now the stranger started talking, made it plain to folks around</text:p>
      <text:p text:style-name="Normal">Was an Arizona ranger, wouldn't be too long in town</text:p>
      <text:p text:style-name="Normal">He came here to take an outlaw back alive or maybe dead</text:p>
      <text:p text:style-name="Normal">And he said it didn't matter he was after Texas Red</text:p>
      <text:p text:style-name="Normal">After Texas Red</text:p>
      <text:p text:style-name="Normal">Wasn't long before the story was relayed to Texas Red</text:p>
      <text:p text:style-name="Normal">But the outlaw didn't worry men that tried before were dead</text:p>
      <text:p text:style-name="Normal">20 men had tried to take him, 20 men had made a slip</text:p>
      <text:p text:style-name="Normal">21 would be the ranger with the big iron on his hip</text:p>
      <text:p text:style-name="Normal">Big iron on his hip</text:p>
      <text:p text:style-name="Normal">The morning passed so quickly, it was time for them to meet</text:p>
      <text:p text:style-name="Normal">It was 20 past 11 when they walked out in the street</text:p>
      <text:p text:style-name="Normal">Folks were watching from the windows, everybody held their breath</text:p>
      <text:soft-page-break/>
      <text:p text:style-name="Normal">They knew this handsome ranger was about to meet his death</text:p>
      <text:p text:style-name="Normal">About to meet his death</text:p>
      <text:p text:style-name="Normal">There was 40 feet between them when they stopped to make their play</text:p>
      <text:p text:style-name="Normal">And the swiftness of the ranger is still talked about today</text:p>
      <text:p text:style-name="Normal">Texas Red had not cleared leather 'fore a bullet fairly ripped</text:p>
      <text:p text:style-name="Normal">And the ranger's aim was deadly with the big iron on his hip</text:p>
      <text:p text:style-name="Normal">Big iron on his hip</text:p>
      <text:p text:style-name="Normal">It was over in a moment and the folks had gathered round</text:p>
      <text:p text:style-name="Normal">There before them lay the body of the outlaw on the ground</text:p>
      <text:p text:style-name="Normal">Oh, he might have went on living but he made one fatal slip</text:p>
      <text:p text:style-name="Normal">When he tried to match the ranger with the big iron on his hip</text:p>
      <text:p text:style-name="Normal">Big iron on his hip</text:p>
      <text:p text:style-name="Normal">Big iron, big iron</text:p>
      <text:p text:style-name="Normal">When he tried to match the ranger with the big iron on his hip</text:p>
      <text:p text:style-name="Normal">Big iron on his hi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Heading2Char" style:display-name="Heading 2 Char" style:family="text">
      <style:text-properties style:font-name="Aptos Display" style:font-name-asian="新細明體" style:font-name-complex="Times New Roman" fo:color="#0F4761" fo:font-size="16pt" style:font-size-asian="16pt" style:font-size-complex="16pt"/>
    </style:style>
    <style:style style:name="Heading3Char" style:display-name="Heading 3 Char" style:family="text">
      <style:text-properties style:font-name-asian="新細明體" style:font-name-complex="Times New Roman" fo:color="#0F4761" fo:font-size="14pt" style:font-size-asian="14pt" style:font-size-complex="14pt"/>
    </style:style>
    <style:style style:name="Heading4Char" style:display-name="Heading 4 Char" style:family="text">
      <style:text-properties style:font-name-asian="新細明體" style:font-name-complex="Times New Roman" fo:font-style="italic" style:font-style-asian="italic" style:font-style-complex="italic" fo:color="#0F4761"/>
    </style:style>
    <style:style style:name="Heading5Char" style:display-name="Heading 5 Char" style:family="text">
      <style:text-properties style:font-name-asian="新細明體" style:font-name-complex="Times New Roman" fo:color="#0F4761"/>
    </style:style>
    <style:style style:name="Heading6Char" style:display-name="Heading 6 Char" style:family="text">
      <style:text-properties style:font-name-asian="新細明體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新細明體" style:font-name-complex="Times New Roman" fo:color="#595959"/>
    </style:style>
    <style:style style:name="Heading8Char" style:display-name="Heading 8 Char" style:family="text">
      <style:text-properties style:font-name-asian="新細明體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新細明體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fo:letter-spacing="-0.0069in" style:letter-kerning="true" fo:font-size="28pt" style:font-size-asian="28pt" style:font-size-complex="28pt" fo:hyphenate="false"/>
    </style:style>
    <style:style style:name="TitleChar" style:display-name="Title Char" style:family="text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新細明體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0F4761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ng Chow (wc308867)</meta:initial-creator>
    <dc:creator>Wing Chow (wc308867)</dc:creator>
    <meta:creation-date>2025-01-12T16:55:00Z</meta:creation-date>
    <dc:date>2025-01-12T16:55:00Z</dc:date>
    <meta:template xlink:href="Normal" xlink:type="simple"/>
    <meta:editing-cycles>2</meta:editing-cycles>
    <meta:editing-duration>PT0S</meta:editing-duration>
    <meta:document-statistic meta:page-count="2" meta:paragraph-count="4" meta:word-count="318" meta:character-count="2131" meta:row-count="15" meta:non-whitespace-character-count="1817"/>
  </office:meta>
</office:document-meta>
</file>